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ru" fo:country="RU"/>
    </style:style>
    <style:style style:name="P2" style:family="paragraph" style:parent-style-name="Text_20_body">
      <style:text-properties fo:language="ru" fo:country="RU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Ыаыва</text:h>
      <text:p text:style-name="P2">Суть задачи: создать простой движок сайта.</text:p>
      <text:p text:style-name="P2">Как он работает: есть страница <text:span text:style-name="T1">index.php, </text:span>на нее передается <text:span text:style-name="T1">get-</text:span>параметр <text:span text:style-name="T1">page.</text:span></text:p>
      <text:p text:style-name="P2">Этапы выполнения:</text:p>
      <text:list xml:id="list3397795243028953080"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31S</meta:editing-duration>
    <meta:editing-cycles>3</meta:editing-cycles>
    <meta:generator>OpenOffice.org/3.4.1$Win32 OpenOffice.org_project/341m1$Build-9593</meta:generator>
    <dc:date>2015-04-27T11:52:42.62</dc:date>
    <meta:document-statistic meta:table-count="0" meta:image-count="0" meta:object-count="0" meta:page-count="1" meta:paragraph-count="4" meta:word-count="20" meta:character-count="142"/>
    <meta:user-defined meta:name="Info 1"/>
    <meta:user-defined meta:name="Info 2"/>
    <meta:user-defined meta:name="Info 3"/>
    <meta:user-defined meta:name="Info 4"/>
  </office:meta>
</office:document-meta>
</file>